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094cm" svg:y="1.189cm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6168" calcext:value-type="float">
            <text:p>1.8261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646501" calcext:value-type="float">
            <text:p>3.6465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489695" calcext:value-type="float">
            <text:p>4.4896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490392" calcext:value-type="float">
            <text:p>4.490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09:54.852498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26T11:14:58.877526694</dc:date>
    <meta:editing-duration>PT22M41S</meta:editing-duration>
    <meta:editing-cycles>6</meta:editing-cycles>
    <meta:document-statistic meta:table-count="1" meta:cell-count="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5" chart:data-source-has-labels="column" svg:x="0.32cm" svg:y="0.18cm" svg:width="12.508cm" svg:height="8.64cm">
          <chartooo:coordinate-region svg:x="1.047cm" svg:y="0.379cm" svg:width="11.409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2:Sheet1.A5</svg:desc>
                </draw:g>
              </table:table-cell>
              <table:table-cell office:value-type="float" office:value="1.826168">
                <text:p>1.826168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646501">
                <text:p>3.64650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489695">
                <text:p>4.4896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490392">
                <text:p>4.490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